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00000000FB1EA58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5.701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.907cm"/>
    </style:style>
    <style:style style:name="Tableau1.C" style:family="table-column">
      <style:table-column-properties style:column-width="2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601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3" style:family="table-row">
      <style:table-row-properties style:min-row-height="0.653cm" style:use-optimal-row-height="false"/>
    </style:style>
    <style:style style:name="Tableau1.4" style:family="table-row">
      <style:table-row-properties style:min-row-height="0.647cm" style:use-optimal-row-height="false"/>
    </style:style>
    <style:style style:name="P1" style:family="paragraph" style:parent-style-name="Standard">
      <style:text-properties fo:font-size="2pt" officeooo:paragraph-rsid="004fb125" style:font-size-asian="1.75pt" style:font-size-complex="2pt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fo:font-weight="normal" officeooo:rsid="004c6db7" officeooo:paragraph-rsid="004c6db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line-height="100%" fo:text-align="center" style:justify-single-word="false" fo:break-before="page"/>
      <style:text-properties style:font-name="Arial" fo:font-size="8pt" fo:font-weight="normal" officeooo:rsid="001f979d" officeooo:paragraph-rsid="004c6db7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rsid="001f979d" officeooo:paragraph-rsid="001f979d" style:font-size-asian="6pt" style:font-size-complex="6pt"/>
    </style:style>
    <style:style style:name="P6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770d2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4ed227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7364ae" officeooo:paragraph-rsid="007364ae" style:font-size-asian="5pt" style:font-weight-asian="normal" style:font-size-complex="5pt" style:font-weight-complex="normal"/>
    </style:style>
    <style:style style:name="T1" style:family="text">
      <style:text-properties officeooo:rsid="00788e61"/>
    </style:style>
    <style:style style:name="T2" style:family="text">
      <style:text-properties officeooo:rsid="007cc81a"/>
    </style:style>
    <style:style style:name="T3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1" draw:name="Image3" text:anchor-type="paragraph" svg:x="-0.058cm" svg:y="-0.208cm" svg:width="0.757cm" svg:height="0.143cm" draw:z-index="0"><draw:image xlink:href="Pictures/10000000000000500000000FB1EA586C.png" xlink:type="simple" xlink:show="embed" xlink:actuate="onLoad" draw:mime-type="image/png"/></draw:frame>Ticket</text:p>
          </table:table-cell>
          <table:table-cell table:style-name="Tableau1.A1" office:value-type="string">
            <text:p text:style-name="P4">{object_ref}</text:p>
          </table:table-cell>
          <table:table-cell table:style-name="Tableau1.C1" table:number-rows-spanned="4" office:value-type="string">
            <text:p text:style-name="P5">{photo}</text:p>
          </table:table-cell>
        </table:table-row>
        <table:table-row table:style-name="Tableau1.2">
          <table:table-cell table:style-name="Tableau1.A2" office:value-type="string">
            <text:p text:style-name="P7">Tiers</text:p>
          </table:table-cell>
          <table:table-cell table:style-name="Tableau1.A2" office:value-type="string">
            <text:p text:style-name="P2">{object_fk_soc}</text:p>
          </table:table-cell>
          <table:covered-table-cell table:style-name="Tableau1.C1"/>
        </table:table-row>
        <table:table-row table:style-name="Tableau1.3">
          <table:table-cell table:style-name="Tableau1.A1" office:value-type="string">
            <text:p text:style-name="P9">Assig<text:span text:style-name="T3">n</text:span></text:p>
          </table:table-cell>
          <table:table-cell table:style-name="Tableau1.A1" office:value-type="string">
            <text:p text:style-name="P3">{object_fk_user}</text:p>
          </table:table-cell>
          <table:covered-table-cell table:style-name="Tableau1.C1"/>
        </table:table-row>
        <table:table-row table:style-name="Tableau1.4">
          <table:table-cell table:style-name="Tableau1.A2" office:value-type="string">
            <text:p text:style-name="P8">Tag<text:span text:style-name="T2">s</text:span></text:p>
          </table:table-cell>
          <table:table-cell table:style-name="Tableau1.A2" office:value-type="string">
            <text:p text:style-name="P3">{object_tags}</text:p>
          </table:table-cell>
          <table:covered-table-cell table:style-name="Tableau1.C1"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6.35cm" fo:page-height="3.38cm" style:num-format="1" style:paper-tray-name="Sélection automatique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Perrine DURAND SAINT-OMER</meta:initial-creator>
    <meta:creation-date>2022-04-21T12:38:00Z</meta:creation-date>
    <dc:date>2024-02-15T21:40:20.233000000</dc:date>
    <meta:editing-cycles>85</meta:editing-cycles>
    <meta:editing-duration>PT5H1M43S</meta:editing-duration>
    <meta:print-date>2024-02-15T20:52:55.511000000</meta:print-date>
    <meta:document-statistic meta:table-count="1" meta:image-count="1" meta:object-count="0" meta:page-count="1" meta:paragraph-count="9" meta:word-count="9" meta:character-count="84" meta:non-whitespace-character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